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pletDescription.getInstanceAspectDescription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CopletDescription.getInstanceAspectDescri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pletDescription.addInstanceAspectDescription( AspectDescription asp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